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Student No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float" office:value="1942085" calcext:value-type="float">
            <text:p>194208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42002" calcext:value-type="float">
            <text:p>1942002</text:p>
          </table:table-cell>
          <table:table-cell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2:15:41.261932143</meta:creation-date>
    <dc:date>2017-03-15T02:16:49.861228592</dc:date>
    <meta:editing-duration>PT55S</meta:editing-duration>
    <meta:editing-cycles>2</meta:editing-cycles>
    <meta:generator>LibreOffice/4.2.8.2$Linux_X86_64 LibreOffice_project/420m0$Build-2</meta:generator>
    <meta:document-statistic meta:table-count="1" meta:cell-count="6" meta:object-count="0"/>
  </office:meta>
</office:document-meta>
</file>